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8.26cm"/>
    </style:style>
    <style:style style:name="co15" style:family="table-column">
      <style:table-column-properties fo:break-before="auto" style:column-width="0.55cm"/>
    </style:style>
    <style:style style:name="co16" style:family="table-column">
      <style:table-column-properties fo:break-before="auto" style:column-width="6.918cm"/>
    </style:style>
    <style:style style:name="co17" style:family="table-column">
      <style:table-column-properties fo:break-before="auto" style:column-width="16.884cm"/>
    </style:style>
    <style:style style:name="co18" style:family="table-column">
      <style:table-column-properties fo:break-before="auto" style:column-width="11.278cm"/>
    </style:style>
    <style:style style:name="co19" style:family="table-column">
      <style:table-column-properties fo:break-before="auto" style:column-width="4.8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afd095"/>
      <style:text-properties style:use-window-font-color="true"/>
    </style:style>
    <style:style style:name="ce36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style:vertical-align="middle"/>
      <style:text-properties style:use-window-font-color="true"/>
    </style:style>
    <style:style style:name="ce38" style:family="table-cell" style:parent-style-name="Default">
      <style:table-cell-properties fo:background-color="#afd095" fo:border="non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35" style:family="table-cell" style:parent-style-name="Default">
      <style:table-cell-properties fo:background-color="#afd095" fo:wrap-option="wrap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jet du Chao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<text:s/>+4 à la CA contre les attaques des créatures chaotiqu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jet du 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 contre les attaques des créatures mauvais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uissance divin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onus à l’attaque, +6 en For et +1 pv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 la paralysi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de la paralysie, d’immobilisation et de lenteur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Épée saint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’arme devient +5 et inflige +2d6 points de dégâts contre le Ma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rotection d’autrui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subit 1/2 dégâts à la place d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nulation d’enchantemen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la cible des enchantements, des altérations, des malédictions et de la pétrifica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teau du Chao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, bonus de résistance de +4 et RM de 25 contre les sorts de la Lo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iscours captiva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ptive à 30 m (+ 3 m/niveau) à la rond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UTILE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ise à m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chève une créature mourante ; le PJ gagne temporairement 1d8 pv, +2 en Force et +1 niveau 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lle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piège magique tout simp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collets et des fosse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tecte pièges naturels ou primitif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Œil indiscre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1d4 yeux flottants, +1/niveau, servant d’éclaireur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lier magiqu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que invisible conférant +4 à la CA et protégeant des projectile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grand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uble la taille d’un humanoï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à distanc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voie un message quelle que soit la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évit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cible monte ou descend au gré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énèbres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Obscurité surnaturelle sur 6 m de ray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ien télépath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ommuniquer mental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Feuille mort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alentit la chu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humanoïde de moiti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t de <text:s/>rappe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le PJ à un endroit choisi à l’av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io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un objet visible dans sa mai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ision lucid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les choses telles qu’elles so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étrific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orme la cible en stat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aisement des émo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lme des créatu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ffre secre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ffre caché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ursier fantôm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cheval magique pour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imulacr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double partiellement réel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cre dimensionnel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pêche tout déplacement extradimensionne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nvoi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une créature à repartir dans son plan d’origi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imation d’objet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hangement de pla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hanger de plan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entacules noir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entacules attaquant les créatures un rayon de 4,50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d’ani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animal consenta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8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Default" office:value-type="string" calcext:value-type="string">
            <text:p>Alar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ea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ntidétec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contre la scrutation et les divin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hamp de for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Nul ne peut approcher du PJ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ontrat suprê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trat qui non appliqué, inflige Mo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ébloc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Ouvre les portes fermé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mulation d’obje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mule un objet à la scrut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Echantement aléatoi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Evitement surnature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Fortifi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Glyphe de gard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scription affectant ceux qui la touch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Hât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Négation de l’invisibilité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pe l’invisibilité sur 1,50 m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Permutation du vid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évoyan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clenche un autre sort sous condi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app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où se trouvent les alliés et quel est leur éta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efug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chante un objet pour ramener son possesseur jusqu’a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éparation intégral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are totalement un ob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’étourdissem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étourdit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douleu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inflige de terribles douleur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faibless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affaiblit les créatures proch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mor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tu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persuas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charm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sommeil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plonge les créatures proches dans un sommeil catatoniqu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Téléport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Transfert des sort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ère des sorts du PJ a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errouill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loque une por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ision dans le noi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à 18 m sans la moindre luminos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imation d’objet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rume mental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Malus de –10 aux tests de Sagesse et jets de Volont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Domination men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issi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ssigne une tâche à une cible de 7 DV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office:value-type="string" calcext:value-type="string">
            <text:p>Regard intimid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auchemar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cran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mpêche de voir dans une zone, même par scruta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Hallucinations auditiv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Manteau de camélé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Portail entre les plan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/>
          <table:table-cell table:style-name="Default" table:number-columns-repeated="3"/>
          <table:table-cell table:style-name="ce66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7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i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Âme so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Savoir des mort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dieu du PJ répond par oui ou non à 1 question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Un cadavre répond à 1 question/2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Larmes de guéris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Guérison de la cécité/surdité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oigne la cécité ou la surd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dification d’appare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adopter la forme d’une cré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Orien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comment se rendre à l’endroit choisi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4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9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ce42" office:value-type="string" calcext:value-type="string">
            <text:p>Tranquillité d'esprit</text:p>
          </table:table-cell>
          <table:table-cell table:style-name="ce33" office:value-type="string" calcext:value-type="string">
            <text:p>UTILE</text:p>
          </table:table-cell>
          <table:table-cell table:style-name="ce33" office:value-type="string" calcext:value-type="string">
            <text:p>Pretre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grp_ok</text:p>
          </table:table-cell>
          <table:table-cell table:style-name="ce35" office:value-type="string" calcext:value-type="string">
            <text:p>Supprime différents états mentaux d’une cible choisie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Supprime Terreur et Folie.</text:p>
          </table:table-cell>
          <table:table-cell table:style-name="ce33" office:value-type="string" calcext:value-type="string">
            <text:p>Supprime aussi Sommeil et Cécité.</text:p>
          </table:table-cell>
          <table:table-cell table:style-name="ce33" office:value-type="string" calcext:value-type="string">
            <text:p>Supprime aussi Provocation.</text:p>
          </table:table-cell>
          <table:table-cell table:style-name="ce33" office:value-type="string" calcext:value-type="string">
            <text:p>Supprime aussi Charme.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Assistance divine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Ajoute un bonus +1 (non cumulable) aux tests de compétence, d’attaque et de défens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Détection de la magi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4" office:value-type="string" calcext:value-type="string">
            <text:p>Détecte sorts et objets magique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Au toucher (1m)</text:p>
          </table:table-cell>
          <table:table-cell table:style-name="ce33" office:value-type="string" calcext:value-type="string">
            <text:p>A vue (5m)</text:p>
          </table:table-cell>
          <table:table-cell table:style-name="ce33" office:value-type="string" calcext:value-type="string">
            <text:p>A vue (10m)</text:p>
          </table:table-cell>
          <table:table-cell table:style-name="ce33" office:value-type="string" calcext:value-type="string">
            <text:p>Dans une zone (25m)</text:p>
          </table:table-cell>
          <table:table-cell table:number-columns-repeated="1008"/>
        </table:table-row>
        <table:table-row table:style-name="ro9">
          <table:table-cell table:style-name="ce34" office:value-type="string" calcext:value-type="string">
            <text:p>Purification de nourriture et d’eau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urifie 1m3 de nourriture et d’eau de toute maladie ou pois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Extinction des feux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Éteint les feux non magiques <text:s/>à vu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rémonition </text:p>
          </table:table-cell>
          <table:table-cell table:style-name="ce33" office:value-type="string" calcext:value-type="string">
            <text:p>SP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rtit le personnage en cas de danger, comme un Sixième sens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Vision lucide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Permet de voir les choses telles qu’elles sont : voir ce qui est dissimulé par la magie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Lumière du jour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Vive lumière qui apparaît sur 25m de rayon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4" office:value-type="string" calcext:value-type="string">
            <text:p>Poussière scintillante </text:p>
          </table:table-cell>
          <table:table-cell table:style-name="ce33" office:value-type="string" calcext:value-type="string">
            <text:p>UTILE</text:p>
          </table:table-cell>
          <table:table-cell table:style-name="ce38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4" office:value-type="string" calcext:value-type="string">
            <text:p>Aveugle sur 1 tour et révèle la position d’une créature invisible à un point ciblé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issipation de la magi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nnule les sorts et effets magiques appliqués sur un individu ou un objet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xécution</text:p>
          </table:table-cell>
          <table:table-cell table:style-name="ce33" office:value-type="string" calcext:value-type="string">
            <text:p>OF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Attaque de contact foudroyant la cible sans prendre en compte sa résistance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style-name="ce33" office:value-type="string" calcext:value-type="string">
            <text:p>8 PV</text:p>
          </table:table-cell>
          <table:table-cell table:style-name="ce33" office:value-type="string" calcext:value-type="string">
            <text:p>12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 prochain sor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x 3 prochains sort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Protection contre les sorts III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Confère un bonus de résistance aux sorts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Bonus +1 (non cumulable)</text:p>
          </table:table-cell>
          <table:table-cell table:style-name="ce33" office:value-type="string" calcext:value-type="string">
            <text:p>Bonus +2 (non cumulable)</text:p>
          </table:table-cell>
          <table:table-cell table:style-name="ce33" office:value-type="string" calcext:value-type="string">
            <text:p>Bonus +3 (non cumulable)</text:p>
          </table:table-cell>
          <table:table-cell table:style-name="ce33" office:value-type="string" calcext:value-type="string">
            <text:p>Bonus +5 (non cumulable)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in de la vérité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’individu ne peut pas mentir au contact du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Délivrance de la malédiction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pprime l’effet Maudit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Préservation des morts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Préserve un cadavre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Esprit impénétrable  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Sujet immunisé contre les sorts mentaux et la scrutation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Zone d’antimagie </text:p>
          </table:table-cell>
          <table:table-cell table:style-name="ce33" office:value-type="string" calcext:value-type="string">
            <text:p>DEF</text:p>
          </table:table-cell>
          <table:table-cell table:style-name="ce34" office:value-type="string" calcext:value-type="string">
            <text:p>Pretre</text:p>
          </table:table-cell>
          <table:table-cell table:style-name="ce3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Réprime toute magie dans un rayon variable, jusqu’à la fin du combat ou au prochain repo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Rayon de 1m</text:p>
          </table:table-cell>
          <table:table-cell table:style-name="ce33" office:value-type="string" calcext:value-type="string">
            <text:p>Rayon de 5m</text:p>
          </table:table-cell>
          <table:table-cell table:style-name="ce33" office:value-type="string" calcext:value-type="string">
            <text:p>Rayon de 10m</text:p>
          </table:table-cell>
          <table:table-cell table:style-name="ce33" office:value-type="string" calcext:value-type="string">
            <text:p>Rayon de 25m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Annulation élémentaire</text:p>
          </table:table-cell>
          <table:table-cell table:style-name="ce33" office:value-type="string" calcext:value-type="string">
            <text:p>UTILE</text:p>
          </table:table-cell>
          <table:table-cell table:style-name="ce34" office:value-type="string" calcext:value-type="string">
            <text:p>Pretre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grp_ok</text:p>
          </table:table-cell>
          <table:table-cell table:style-name="ce36" office:value-type="string" calcext:value-type="string">
            <text:p>Libère la cible des altérations élémentaires (Brûlure, Etat de choc, Etourdissement, Humidité, Gel et Pétrification).</text:p>
          </table:table-cell>
          <table:table-cell table:style-name="ce42"/>
          <table:table-cell table:style-name="ce34"/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42" office:value-type="string" calcext:value-type="string">
            <text:p>Putréfa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à la cible en vue, ainsi que Putréfaction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42" office:value-type="string" calcext:value-type="string">
            <text:p>Réveil de cadavre boursouflé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Cible un corps pour créer un cadavre boursouflé qui se bat pour le lanceur. Il peut également exploser, auquel cas il inflige des dégâts autour de lui (1m)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42" office:value-type="string" calcext:value-type="string">
            <text:p>Infection</text:p>
          </table:table-cell>
          <table:table-cell table:style-name="ce33" office:value-type="string" calcext:value-type="string">
            <text:p>OFF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Inflige des dégâts à la cible, tout en lui inoculant une maladie qui se transmet aux autres individus proches d’elle (1 m).</text:p>
          </table:table-cell>
          <table:table-cell table:style-name="ce42" office:value-type="string" calcext:value-type="string">
            <text:p>POU</text:p>
          </table:table-cell>
          <table:table-cell table:style-name="ce33" office:value-type="string" calcext:value-type="string">
            <text:p>VIG</text:p>
          </table:table-cell>
          <table:table-cell table:style-name="ce33" office:value-type="string" calcext:value-type="string">
            <text:p>0 PV</text:p>
          </table:table-cell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number-columns-repeated="1008"/>
        </table:table-row>
        <table:table-row table:style-name="ro9">
          <table:table-cell table:style-name="ce42" office:value-type="string" calcext:value-type="string">
            <text:p>Sacrifice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Vous vous sacrifiez pour transférer vos PVs jusqu’au dernier (non-inclus) à un allié.</text:p>
          </table:table-cell>
          <table:table-cell table:style-name="ce42"/>
          <table:table-cell table:style-name="ce33" table:number-columns-repeated="5"/>
          <table:table-cell table:number-columns-repeated="1008"/>
        </table:table-row>
        <table:table-row table:style-name="ro9">
          <table:table-cell table:style-name="ce42" office:value-type="string" calcext:value-type="string">
            <text:p>Totems du nécromancien</text:p>
          </table:table-cell>
          <table:table-cell table:style-name="ce33" office:value-type="string" calcext:value-type="string">
            <text:p>UTILE</text:p>
          </table:table-cell>
          <table:table-cell table:style-name="ce33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kill_spe_ok</text:p>
          </table:table-cell>
          <table:table-cell table:style-name="ce35" office:value-type="string" calcext:value-type="string">
            <text:p>Fait apparaître des totems d'os à côté de tous les cadavres situés dans la zone d'effet. Les totems d'os se battent à l'aide d'attaques à distance infligeant des dégâts physiques.</text:p>
          </table:table-cell>
          <table:table-cell table:style-name="ce42" office:value-type="string" calcext:value-type="string">
            <text:p>POU</text:p>
          </table:table-cell>
          <table:table-cell table:style-name="ce33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Marque maudite</text:p>
          </table:table-cell>
          <table:table-cell table:style-name="ce33" office:value-type="string" calcext:value-type="string">
            <text:p>OFF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Applique l’effet Maudit selon une condition définie par le lanceur.</text:p>
          </table:table-cell>
          <table:table-cell table:style-name="ce42" office:value-type="string" calcext:value-type="string">
            <text:p>POU</text:p>
          </table:table-cell>
          <table:table-cell table:style-name="ce34" office:value-type="string" calcext:value-type="string">
            <text:p>POU</text:p>
          </table:table-cell>
          <table:table-cell table:style-name="ce33" table:number-columns-repeated="4"/>
          <table:table-cell table:number-columns-repeated="1008"/>
        </table:table-row>
        <table:table-row table:style-name="ro9">
          <table:table-cell table:style-name="ce36" office:value-type="string" calcext:value-type="string">
            <text:p>Animation d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Crée squelette ou zombie à partir d’un cadavre, le transformant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lone mortuaire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Double s’éveillant à la mort de l’original. 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PV</text:p>
          </table:table-cell>
          <table:table-cell table:style-name="ce33" office:value-type="string" calcext:value-type="string">
            <text:p>2 PV</text:p>
          </table:table-cell>
          <table:table-cell table:style-name="ce33" office:value-type="string" calcext:value-type="string">
            <text:p>3 PV</text:p>
          </table:table-cell>
          <table:table-cell table:style-name="ce33" office:value-type="string" calcext:value-type="string">
            <text:p>5 PV</text:p>
          </table:table-cell>
          <table:table-cell table:number-columns-repeated="1008"/>
        </table:table-row>
        <table:table-row table:style-name="ro9">
          <table:table-cell table:style-name="ce36" office:value-type="string" calcext:value-type="string">
            <text:p>Communication avec les morts</text:p>
          </table:table-cell>
          <table:table-cell table:style-name="ce33" office:value-type="string" calcext:value-type="string">
            <text:p>UTILE</text:p>
          </table:table-cell>
          <table:table-cell table:style-name="ce36"/>
          <table:table-cell table:style-name="ce33" office:value-type="string" calcext:value-type="string">
            <text:p>Exorcis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skill_spe_ok</text:p>
          </table:table-cell>
          <table:table-cell table:style-name="ce36" office:value-type="string" calcext:value-type="string">
            <text:p>Un cadavre répond à une question, puis se tait à jamais.</text:p>
          </table:table-cell>
          <table:table-cell table:style-name="ce42" office:value-type="string" calcext:value-type="string">
            <text:p>POU</text:p>
          </table:table-cell>
          <table:table-cell table:style-name="ce34"/>
          <table:table-cell table:style-name="ce33" office:value-type="string" calcext:value-type="string">
            <text:p>1 son</text:p>
          </table:table-cell>
          <table:table-cell table:style-name="ce33" office:value-type="string" calcext:value-type="string">
            <text:p>1 mot</text:p>
          </table:table-cell>
          <table:table-cell table:style-name="ce33" office:value-type="string" calcext:value-type="string">
            <text:p>2 mots</text:p>
          </table:table-cell>
          <table:table-cell table:style-name="ce33" office:value-type="string" calcext:value-type="string">
            <text:p>1 phrase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Rayonnement aveugl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Trompe-la-mor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Distorsion tempor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Annihilati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9">
          <table:table-cell table:style-name="ce66" office:value-type="string" calcext:value-type="string">
            <text:p>Colonne de feu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eu divin (1d6 points de dégâts/niveau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Délivrance des malédiction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bère une personne ou un objet d’une malédic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Prie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1 pour les alliés à presque tous les jets, –1 pour les adversai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Divinat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nne des conseils en rapport avec une action envisagé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Passage dans l’éther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mène plusieurs créatures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Forme éthéré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passe dans le plan Éthéré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Sanctuai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adversaires ne peuvent pas attaquer le PJ, et inversem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Marche sur l’ond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marcher sur l’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Augu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si une action aura de bonnes conséquences ou n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3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2"/>
        </table:table-row>
        <table:table-row table:style-name="ro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2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2"/>
        </table:table-row>
        <table:table-row table:style-name="ro9" table:number-rows-repeated="1048515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Barde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Chaînes de doul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Zone d’antimagi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rime toute magie à moins de 3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/>
          <table:table-cell table:style-name="ce66"/>
          <table:table-cell table:style-name="Default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3"/>
          <table:table-cell table:style-name="Default" table:number-columns-repeated="3"/>
          <table:table-cell table:style-name="ce66" table:number-columns-repeated="2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8" table:default-cell-style-name="Default"/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Invocateur</text:p>
          </table:table-cell>
          <table:table-cell office:value-type="string" calcext:value-type="string">
            <text:p>FFX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Attaques / Invocation</text:p>
          </table:table-cell>
          <table:table-cell office:value-type="string" calcext:value-type="string">
            <text:p>Cendres EldenRing</text:p>
          </table:table-cell>
          <table:table-cell table:number-columns-repeated="3"/>
        </table:table-row>
        <table:table-row table:style-name="ro9">
          <table:table-cell table:number-columns-repeated="6"/>
          <table:table-cell office:value-type="string" calcext:value-type="string">
            <text:p>Compétences normales</text:p>
          </table:table-cell>
          <table:table-cell office:value-type="string" calcext:value-type="string">
            <text:p>Compétences DND</text:p>
          </table:table-cell>
          <table:table-cell table:number-columns-repeated="3"/>
        </table:table-row>
        <table:table-row table:style-name="ro9" table:number-rows-repeated="3">
          <table:table-cell table:number-columns-repeated="11"/>
        </table:table-row>
        <table:table-row table:style-name="ro9">
          <table:table-cell table:number-columns-repeated="6"/>
          <table:table-cell office:value-type="string" calcext:value-type="string">
            <text:p>Capture d’âme </text:p>
          </table:table-cell>
          <table:table-cell office:value-type="string" calcext:value-type="string">
            <text:p>Retient l’âme d’un défunt pour empêcher sa résurrection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Souhait </text:p>
          </table:table-cell>
          <table:table-cell office:value-type="string" calcext:value-type="string">
            <text:p>Comme souhait limité, mais en plus puissant. </text:p>
          </table:table-cell>
          <table:table-cell table:number-columns-repeated="2"/>
          <table:table-cell office:value-type="string" calcext:value-type="string">
            <text:p>(Ange / Démon)</text:p>
          </table:table-cell>
        </table:table-row>
      </table:table>
      <table:table table:name="Etat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4"/>
        </table:table-row>
        <table:table-row table:style-name="ro9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9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9" table:number-rows-repeated="2">
          <table:table-cell table:number-columns-repeated="4"/>
        </table:table-row>
        <table:table-row table:style-name="ro9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  <table:table-row table:style-name="ro9" table:number-rows-repeated="2">
          <table:table-cell table:number-columns-repeated="4"/>
        </table:table-row>
        <table:table-row table:style-name="ro9">
          <table:table-cell/>
          <table:table-cell office:value-type="string" calcext:value-type="string">
            <text:p>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9" table:number-rows-repeated="2">
          <table:table-cell table:number-columns-repeated="4"/>
        </table:table-row>
        <table:table-row table:style-name="ro9">
          <table:table-cell/>
          <table:table-cell office:value-type="string" calcext:value-type="string">
            <text:p>Brûlur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</table:table>
      <table:table table:name="Pouvoirs supremes" table:style-name="ta1">
        <office:forms form:automatic-focus="false" form:apply-design-mode="false"/>
        <table:table-column table:style-name="co12" table:number-columns-repeated="5" table:default-cell-style-name="Default"/>
        <table:table-column table:style-name="co19" table:default-cell-style-name="Default"/>
        <table:table-row table:style-name="ro9" table:number-rows-repeated="2">
          <table:table-cell table:number-columns-repeated="6"/>
        </table:table-row>
        <table:table-row table:style-name="ro9">
          <table:table-cell/>
          <table:table-cell office:value-type="string" calcext:value-type="string">
            <text:p>Voyage temporel</text:p>
          </table:table-cell>
          <table:table-cell/>
          <table:table-cell office:value-type="string" calcext:value-type="string">
            <text:p>Permet de voir le passé et les avenirs possibles, mais seulement se déplacer dans le passé sans limit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élépathie des âmes</text:p>
          </table:table-cell>
          <table:table-cell/>
          <table:table-cell office:value-type="string" calcext:value-type="string">
            <text:p>Permet de trouver n’importe quelle âme dans le monde et de communiquer avec ell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mniscience</text:p>
          </table:table-cell>
          <table:table-cell/>
          <table:table-cell office:value-type="string" calcext:value-type="string">
            <text:p>Permet de tout savoir sur une personne et de s’approprier son savoi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estauration corporelle</text:p>
          </table:table-cell>
          <table:table-cell/>
          <table:table-cell office:value-type="string" calcext:value-type="string">
            <text:p>Permet de réinitialiser un corps à son meilleur état (résurrection?)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Jouvence</text:p>
          </table:table-cell>
          <table:table-cell/>
          <table:table-cell office:value-type="string" calcext:value-type="string">
            <text:p>Permet de ne pas mourir de vieillesse et de faire rajeuni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chimie atomique</text:p>
          </table:table-cell>
          <table:table-cell/>
          <table:table-cell office:value-type="string" calcext:value-type="string">
            <text:p>Permet de transformer n’importe quel chose ou personne via l’équivalenc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pprentissage des cristaux</text:p>
          </table:table-cell>
          <table:table-cell/>
          <table:table-cell office:value-type="string" calcext:value-type="string">
            <text:p>Permet d’influer sur la capacité magique d’un individu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ossession corporelle</text:p>
          </table:table-cell>
          <table:table-cell/>
          <table:table-cell office:value-type="string" calcext:value-type="string">
            <text:p>Permet de posséder n’importe quel corps sans aucune résistanc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hangement d’échelle</text:p>
          </table:table-cell>
          <table:table-cell/>
          <table:table-cell office:value-type="string" calcext:value-type="string">
            <text:p>Permet d’influer sur la taille d’un individu sans limite d’échelle, avec modification des caractéristiqu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réation matérielle</text:p>
          </table:table-cell>
          <table:table-cell/>
          <table:table-cell office:value-type="string" calcext:value-type="string">
            <text:p>Permet de créer n’importe quoi non-vivant à partir de rien</text:p>
          </table:table-cell>
          <table:table-cell table:number-columns-repeated="2"/>
        </table:table-row>
        <table:table-row table:style-name="ro9">
          <table:table-cell table:number-columns-repeated="6"/>
        </table:table-row>
        <table:table-row table:style-name="ro9">
          <table:table-cell/>
          <table:table-cell office:value-type="string" calcext:value-type="string">
            <text:p>Annihilation</text:p>
          </table:table-cell>
          <table:table-cell/>
          <table:table-cell office:value-type="string" calcext:value-type="string">
            <text:p>Permet d’absorber toute énergie ou élément pour l’envoyer dans le Néant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rdre absolu</text:p>
          </table:table-cell>
          <table:table-cell/>
          <table:table-cell office:value-type="string" calcext:value-type="string">
            <text:p>Permet de donner un ordre à un individu qui sera exécuté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Mémoire et liens</text:p>
          </table:table-cell>
          <table:table-cell/>
          <table:table-cell office:value-type="string" calcext:value-type="string">
            <text:p>Permet de modifier les souvenirs et les liens entre individu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Jugement de l'âme</text:p>
          </table:table-cell>
          <table:table-cell/>
          <table:table-cell office:value-type="string" calcext:value-type="string">
            <text:p>Permet de juger une âme défunte pour l’envoyer dans le Néant ou n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opage sensoriel</text:p>
          </table:table-cell>
          <table:table-cell/>
          <table:table-cell office:value-type="string" calcext:value-type="string">
            <text:p>Permet de manipuler les sens, jusqu’à les augmenter ou les efface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tération génétique</text:p>
          </table:table-cell>
          <table:table-cell/>
          <table:table-cell office:value-type="string" calcext:value-type="string">
            <text:p>Permet de créer de nouvelles espèces vivant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tase de l'âme</text:p>
          </table:table-cell>
          <table:table-cell/>
          <table:table-cell office:value-type="string" calcext:value-type="string">
            <text:p>Permet de piéger l’âme d’une personne en l’envoyant dans son 7ème ciel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Voeu illusoire</text:p>
          </table:table-cell>
          <table:table-cell/>
          <table:table-cell office:value-type="string" calcext:value-type="string">
            <text:p>Permet d’accorder un vœu qui se réalisera seulement pendant une journé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Voyage dimensionnel</text:p>
          </table:table-cell>
          <table:table-cell/>
          <table:table-cell office:value-type="string" calcext:value-type="string">
            <text:p>Permet de se déplacer dans des réalités alternativ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Monde de l’imaginaire</text:p>
          </table:table-cell>
          <table:table-cell/>
          <table:table-cell office:value-type="string" calcext:value-type="string">
            <text:p>Permet de créer un espace avec ses propres règle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Enchanteur.A2:Enchanteur.J52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7" table:target-range-address="Druide.A2:Druide.L5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8" table:target-range-address="Pretre.A2:Pretre.K44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9" table:target-range-address="Barde.A2:Barde.K33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0" table:target-range-address="'En Attente'.B4:'En Attente'.D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3:12:01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29T23:52:02.888000000</dc:date>
    <meta:editing-duration>PT12H7M5S</meta:editing-duration>
    <meta:editing-cycles>191</meta:editing-cycles>
    <meta:generator>LibreOffice/7.3.2.2$Windows_X86_64 LibreOffice_project/49f2b1bff42cfccbd8f788c8dc32c1c309559be0</meta:generator>
    <meta:document-statistic meta:table-count="13" meta:cell-count="2695" meta:object-count="0"/>
  </office:meta>
</office:document-meta>
</file>